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9000001280304EEAD.png" manifest:media-type="image/png"/>
  <manifest:file-entry manifest:full-path="Pictures/10000000000004B0000000CB4EE8FE42.png" manifest:media-type="image/png"/>
  <manifest:file-entry manifest:full-path="Pictures/10000000000012D400000830CB6BD98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ololare Hahn-Banach (forma analitica)</text:span></text:p>
          </draw:text-box>
        </draw:frame>
        <draw:frame draw:style-name="gr1" draw:text-style-name="P2" draw:layer="layout" svg:width="26.606cm" svg:height="6.264cm" svg:x="0.72cm" svg:y="4.767cm">
          <draw:image xlink:href="Pictures/10000000000004E9000001280304EE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8cm" svg:height="4.736cm" svg:x="0cm" svg:y="5.311cm">
          <draw:image xlink:href="Pictures/10000000000004B0000000CB4EE8FE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7.999cm" svg:height="12.174cm" svg:x="0.023cm" svg:y="1.812cm">
          <draw:image xlink:href="Pictures/10000000000012D400000830CB6BD9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9T12:41:58.320510300</meta:creation-date>
    <meta:generator>LibreOffice/25.8.2.2$Windows_X86_64 LibreOffice_project/d401f2107ccab8f924a8e2df40f573aab7605b6f</meta:generator>
    <dc:date>2026-03-19T12:46:41.158879600</dc:date>
    <meta:editing-duration>PT4M43S</meta:editing-duration>
    <meta:editing-cycles>1</meta:editing-cycles>
    <meta:document-statistic meta:object-count="35"/>
  </office:meta>
</office:document-meta>
</file>